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0.452cm" fo:break-before="auto" style:use-optimal-row-height="true"/>
    </style:style>
    <style:style style:name="ro21"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office:value-type="string">
            <text:p>Votre jeu a été soumis avec succès.</text:p>
          </table:table-cell>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office:value-type="string">
            <text:p>S’il vous plaît, patientez pendant que le serveur valide votre jeu.</text:p>
          </table:table-cell>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text:span text:style-name="T1">Miguel de Dios - Spanish translation.</text:span></text:p>
            <text:p><text:span text:style-name="T1">Stefan Stammberger - German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Miguel de Dios - Испанский перевод.</text:span></text:p>
            <text:p><text:span text:style-name="T1">Stefan Stammberger - Немец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Abhijeet Pokhriyal - traduction Hindi.</text:p>
            <text:p>Ekaterina Kamshilina - traduction allemande.</text:p>
            <text:p>Jürgen Rauscher - traduction allemande.</text:p>
            <text:p>Dirk Pervölz - traduction allemande.</text:p>
            <text:p>Miguel de Dios - traduction espagnole.</text:p>
            <text:p><text:span text:style-name="T1">Stefan Stammberger - traduction allemande.</text:span></text:p>
            <text:p><text:span text:style-name="T1">Thierry Delaunay - traduction originale française.</text:span></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office:value-type="string">
            <text:p>Chargement</text:p>
          </table:table-cell>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office:value-type="string">
            <text:p>Le serveur ne supporte pas une telle difficulté de jeu.</text:p>
          </table:table-cell>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4">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office:value-type="string">
            <text:p>Le serveur ne supporte pas une telle disposition de jeu.</text:p>
          </table:table-cell>
          <table:table-cell table:style-name="ce8"/>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office:value-type="string">
            <text:p>Le serveur ne supporte pas un tel type de jeu.</text:p>
          </table:table-cell>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office:value-type="string">
            <text:p>Score en ligne.</text:p>
          </table:table-cell>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text:p>
            <text:p>ATTENTION ! Le nom d’utilisateur et le mot de passe du score en ligne sont stockés en texte brut dans un fichier “en ligne” situé dans le dossier des paramètres de OGS Mahjong. Ne le partagez jamais avec quiconque.</text:p>
            <text:p><text:s/></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15">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office:value-type="string">
            <text:p>Lorsque vous jouez à un jeu avec score en ligne, votre résultat est disponible dans le tableau global des scores.</text:p>
          </table:table-cell>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office:value-type="string">
            <text:p>Utilisateur :</text:p>
          </table:table-cell>
          <table:table-cell table:style-name="ce8"/>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office:value-type="string">
            <text:p>Mot de passe :</text:p>
          </table:table-cell>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office:value-type="string">
            <text:p>Ouvrir le dossier des paramètres</text:p>
          </table:table-cell>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office:value-type="string">
            <text:p>Trouver moi-même</text:p>
          </table:table-cell>
          <table:table-cell table:style-name="ce24"/>
          <table:table-cell table:style-name="ce27"/>
          <table:table-cell table:number-columns-repeated="1017"/>
        </table:table-row>
        <table:table-row table:style-name="ro4">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office:value-type="string">
            <text:p>Keine Benutzerdaten eingegeben (Einstellungen &gt; Spiel Reiter)</text:p>
          </table:table-cell>
          <table:table-cell table:style-name="ce18" office:value-type="string">
            <text:p>Pas de nom d’utilisateur fourni (Paramètres &gt; Onglet Jeu)</text:p>
          </table:table-cell>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7">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7">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office:value-type="string">
            <text:p>Les jeux à score en ligne sont maintenant supportés</text:p>
            <text:p><text:s/></text:p>
            <text:p>Vous devez vous enregistrer sur le site web pour pouvoir jouer à un jeu avec score en ligne et l’activer dans les Paramètres.</text:p>
            <text:p><text:s/></text:p>
            <text:p>Voulez-vous vous rendre sur le site web pour l’enregistrement et dans les Paramètres pour activer le score en ligne ?</text:p>
          </table:table-cell>
          <table:table-cell table:style-name="ce8"/>
          <table:table-cell table:style-name="ce27"/>
          <table:table-cell table:number-columns-repeated="1017"/>
        </table:table-row>
        <table:table-row table:style-name="ro18">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1">
          <table:table-cell table:style-name="ce6" office:value-type="string">
            <text:p>URL_ONLINE_REGISTRATION</text:p>
          </table:table-cell>
          <table:table-cell table:style-name="ce14" office:value-type="string">
            <text:p><text:a xlink:href="http://mjstats.opengamestudio.org/account" xlink:type="simple">http://mjstats.opengamestudio.org/account</text:a></text:p>
          </table:table-cell>
          <table:table-cell table:style-name="ce14" table:number-columns-repeated="4"/>
          <table:table-cell table:style-name="ce27"/>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19" table:number-rows-repeated="1048389">
          <table:table-cell table:number-columns-repeated="1024"/>
        </table:table-row>
        <table:table-row table:style-name="ro20">
          <table:table-cell table:number-columns-repeated="1024"/>
        </table:table-row>
      </table:table>
      <table:table table:name="Sheet2" table:style-name="ta2">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table table:name="Sheet3" table:style-name="ta3">
        <table:table-column table:style-name="co7" table:number-columns-repeated="1024" table:default-cell-style-name="Default"/>
        <table:table-row table:style-name="ro21" table:number-rows-repeated="1048575">
          <table:table-cell table:number-columns-repeated="1024"/>
        </table:table-row>
        <table:table-row table:style-name="ro21">
          <table:table-cell table:number-columns-repeated="1024"/>
        </table:table-row>
      </table:table>
      <table:named-expressions/>
      <table:database-ranges>
        <table:database-range table:name="__Anonymous_Sheet_DB__0" table:target-range-address="Sheet1.A1:Sheet1.E18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7">00.00.0000</text:date>, <text:time style:data-style-name="N2" text:time-value="0000-00-00T11:12:59">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7T12:20:19</dc:date>
    <meta:editing-cycles>196</meta:editing-cycles>
    <meta:editing-duration>PT12H19M25S</meta:editing-duration>
    <meta:generator>LibreOffice/4.0.4.2$Linux_X86_64 LibreOffice_project/400m0$Build-2</meta:generator>
    <meta:document-statistic meta:table-count="3" meta:cell-count="1263" meta:object-count="0"/>
  </office:meta>
</office:document-meta>
</file>